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5.9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623f2" officeooo:paragraph-rsid="001623f2"/>
    </style:style>
    <style:style style:name="P2" style:family="paragraph" style:parent-style-name="Table_20_Contents">
      <style:text-properties officeooo:rsid="001623f2" officeooo:paragraph-rsid="001623f2"/>
    </style:style>
    <style:style style:name="P3" style:family="paragraph" style:parent-style-name="Title">
      <style:text-properties officeooo:rsid="001623f2" officeooo:paragraph-rsid="001623f2"/>
    </style:style>
    <style:style style:name="P4" style:family="paragraph" style:parent-style-name="Heading_20_1">
      <style:text-properties officeooo:rsid="001623f2" officeooo:paragraph-rsid="001623f2"/>
    </style:style>
    <style:style style:name="T1" style:family="text">
      <style:text-properties officeooo:rsid="0016fd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Friend Manual</text:p>
      <text:p text:style-name="P1"/>
      <text:h text:style-name="P4" text:outline-level="1">Connectors</text:h>
      <text:p text:style-name="P1">Hhh</text:p>
      <text:p text:style-name="P1">'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Pin Number</text:p>
          </table:table-cell>
          <table:table-cell table:style-name="Table1.B1" office:value-type="string">
            <text:p text:style-name="P2">Function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2">CMPMEAS, Component measurement pin (caps inductors, resistors)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B2" office:value-type="string">
            <text:p text:style-name="P2">EXVO, Voltage output, max 50mA 5V (adjustable)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B2" office:value-type="string">
            <text:p text:style-name="P2">GND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B2" office:value-type="string">
            <text:p text:style-name="P2">GND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B2" office:value-type="string">
            <text:p text:style-name="P2">AINR, High Resolution AF channel 1 input</text:p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B2" office:value-type="string">
            <text:p text:style-name="P2">AINL, High Resolution AF channel 2 input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B2" office:value-type="string">
            <text:p text:style-name="P2">AOUTR, High Resolution AF channel 1 output</text:p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B2" office:value-type="string">
            <text:p text:style-name="P2">AOUT<text:span text:style-name="T1">L</text:span>, High Resolution AF channel 2 output</text:p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B2" office:value-type="string">
            <text:p text:style-name="P2">GND</text:p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B2" office:value-type="string">
            <text:p text:style-name="P2">GND</text:p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B2" office:value-type="string">
            <text:p text:style-name="P2">HFDAC, 3MHz DAC out, 8 bit 0 - 5V</text:p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B2" office:value-type="string">
            <text:p text:style-name="P2">GND</text:p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B2" office:value-type="string">
            <text:p text:style-name="P2">GND</text:p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B2" office:value-type="string">
            <text:p text:style-name="P2">DCMEAS3, DC measurement 0-5V 16bit +gain </text:p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B2" office:value-type="string">
            <text:p text:style-name="P2">DCMEAS1, DC measurement 0-5V 16bit +gain (can be used with channel 2 in diff m)</text:p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B2" office:value-type="string">
            <text:p text:style-name="P2">DCMEAS2, DC measurement 0-5V 16bit +gain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1:38:25.507383963</meta:creation-date>
    <dc:date>2017-03-09T13:57:07.337105826</dc:date>
    <meta:editing-duration>PT2H18M42S</meta:editing-duration>
    <meta:editing-cycles>3</meta:editing-cycles>
    <meta:generator>LibreOffice/5.0.6.2$Linux_X86_64 LibreOffice_project/00$Build-2</meta:generator>
    <meta:document-statistic meta:table-count="1" meta:image-count="0" meta:object-count="0" meta:page-count="1" meta:paragraph-count="38" meta:word-count="108" meta:character-count="555" meta:non-whitespace-character-count="483"/>
  </office:meta>
</office:document-meta>
</file>